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verageCurrent1" table:style-name="ta1">
        <table:shapes>
          <draw:frame draw:z-index="0" draw:style-name="gr1" draw:text-style-name="P1" svg:width="16.6866in" svg:height="10.1126in" svg:x="2.7287in" svg:y="0.0941in">
            <draw:object draw:notify-on-update-of-ranges="averageCurrent1.A1:averageCurrent1.A1 averageCurrent1.A2:averageCurrent1.A1554 averageCurrent1.B1:averageCurrent1.B1 averageCurrent1.B2:averageCurrent1.B15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erageCurren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442" calcext:value-type="float">
            <text:p>-4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45" calcext:value-type="float">
            <text:p>-5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655" calcext:value-type="float">
            <text:p>-6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444" calcext:value-type="float">
            <text:p>-44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608" calcext:value-type="float">
            <text:p>-60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631" calcext:value-type="float">
            <text:p>-6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524" calcext:value-type="float">
            <text:p>-52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437" calcext:value-type="float">
            <text:p>-43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529" calcext:value-type="float">
            <text:p>-52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616" calcext:value-type="float">
            <text:p>-61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549~.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2:44:52.756203481</dc:date>
    <meta:editing-duration>PT3M33S</meta:editing-duration>
    <meta:editing-cycles>1</meta:editing-cycles>
    <meta:document-statistic meta:table-count="1" meta:cell-count="3103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385cm" svg:height="25.687cm" xlink:href=".." xlink:type="simple" chart:class="chart:scatter" chart:style-name="ch1">
        <chart:legend chart:legend-position="end" svg:x="38.685cm" svg:y="12.544cm" style:legend-expansion="high" chart:style-name="ch2"/>
        <chart:plot-area chart:style-name="ch3" table:cell-range-address="averageCurrent1.A1:averageCurrent1.B1554" chart:data-source-has-labels="row" svg:x="0.847cm" svg:y="0.513cm" svg:width="36.992cm" svg:height="24.661cm">
          <chartooo:coordinate-region svg:x="1.839cm" svg:y="0.712cm" svg:width="35.628cm" svg:height="24.2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erageCurrent1.B2:averageCurrent1.B1554" chart:label-cell-address="averageCurrent1.B1:averageCurrent1.B1" chart:class="chart:scatter">
            <chart:domain table:cell-range-address="averageCurrent1.A2:averageCurrent1.A1554"/>
            <chart:data-point chart:repeated="15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Current</text:p>
                <draw:g>
                  <svg:desc>averageCurrent1.B1:averageCurren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verageCurrent1.A2:averageCurrent1.A1554</svg:desc>
                </draw:g>
              </table:table-cell>
              <table:table-cell office:value-type="float" office:value="0">
                <text:p>0</text:p>
                <draw:g>
                  <svg:desc>averageCurrent1.B2:averageCurrent1.B1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631">
                <text:p>-6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2">
                <text:p>1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3">
                <text:p>1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4">
                <text:p>15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5">
                <text:p>1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6">
                <text:p>150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7">
                <text:p>150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8">
                <text:p>150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09">
                <text:p>150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0">
                <text:p>15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1">
                <text:p>15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2">
                <text:p>151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3">
                <text:p>15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4">
                <text:p>151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5">
                <text:p>151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6">
                <text:p>151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7">
                <text:p>151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8">
                <text:p>151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19">
                <text:p>151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0">
                <text:p>15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1">
                <text:p>15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2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3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4">
                <text:p>1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5">
                <text:p>1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6">
                <text:p>1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7">
                <text:p>1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8">
                <text:p>1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29">
                <text:p>1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0">
                <text:p>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1">
                <text:p>1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2">
                <text:p>1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5">
                <text:p>1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6">
                <text:p>1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7">
                <text:p>1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8">
                <text:p>1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39">
                <text:p>1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0">
                <text:p>1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2">
                <text:p>1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3">
                <text:p>1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4">
                <text:p>1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5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7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8">
                <text:p>15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